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Arial3" svg:font-family="Arial" style:font-pitch="variable"/>
    <style:font-face style:name="Courier 10 Pitch" svg:font-family="'Courier 10 Pitch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8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textarea-horizontal-align="center" draw:textarea-vertical-align="top" fo:min-height="18.2cm"/>
    </style:style>
    <style:style style:name="pr4" style:family="presentation" style:parent-style-name="Default-subtitle">
      <style:graphic-properties draw:fill-color="#ffffff" draw:textarea-horizontal-align="center" draw:textarea-vertical-align="middle" draw:auto-grow-height="false" draw:fit-to-size="shrink-to-fit" fo:min-height="18.2cm"/>
    </style:style>
    <style:style style:name="pr5" style:family="presentation" style:parent-style-name="Default-subtitle">
      <style:graphic-properties draw:fill-color="#ffffff" draw:textarea-horizontal-align="left" draw:textarea-vertical-align="middle" draw:auto-grow-height="false" draw:fit-to-size="shrink-to-fit" fo:min-height="18.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draw:textarea-horizontal-align="left" draw:textarea-vertical-align="top" draw:auto-grow-height="false" draw:fit-to-size="shrink-to-fit" fo:min-height="16.255cm"/>
    </style:style>
    <style:style style:name="pr9" style:family="presentation" style:parent-style-name="Default-subtitle">
      <style:graphic-properties draw:fill-color="#ffffff" draw:textarea-horizontal-align="left" draw:textarea-vertical-align="top" draw:auto-grow-height="false" draw:fit-to-size="shrink-to-fit" fo:min-height="18.2cm"/>
    </style:style>
    <style:style style:name="pr10" style:family="presentation" style:parent-style-name="Default-outline1">
      <style:graphic-properties draw:textarea-horizontal-align="left" fo:min-height="11.929cm"/>
    </style:style>
    <style:style style:name="pr11" style:family="presentation" style:parent-style-name="Default-title">
      <style:graphic-properties fo:min-height="3.506cm"/>
    </style:style>
    <style:style style:name="co1" style:family="table-column">
      <style:table-column-properties style:column-width="5.024cm" style:use-optimal-column-width="false"/>
    </style:style>
    <style:style style:name="co2" style:family="table-column">
      <style:table-column-properties style:column-width="1.913cm" style:use-optimal-column-width="false"/>
    </style:style>
    <style:style style:name="co3" style:family="table-column">
      <style:table-column-properties style:column-width="4.132cm" style:use-optimal-column-width="false"/>
    </style:style>
    <style:style style:name="co4" style:family="table-column">
      <style:table-column-properties style:column-width="2.313cm" style:use-optimal-column-width="false"/>
    </style:style>
    <style:style style:name="co5" style:family="table-column">
      <style:table-column-properties style:column-width="3.107cm" style:use-optimal-column-width="false"/>
    </style:style>
    <style:style style:name="co6" style:family="table-column">
      <style:table-column-properties style:column-width="3.581cm" style:use-optimal-column-width="false"/>
    </style:style>
    <style:style style:name="co7" style:family="table-column">
      <style:table-column-properties style:column-width="4.984cm" style:use-optimal-column-width="false"/>
    </style:style>
    <style:style style:name="ro1" style:family="table-row">
      <style:table-row-properties style:row-height="1.182cm"/>
    </style:style>
    <style:style style:name="ro2" style:family="table-row">
      <style:table-row-properties style:row-height="1.33cm"/>
    </style:style>
    <style:style style:name="ro3" style:family="table-row">
      <style:table-row-properties style:row-height="1.183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  <style:text-properties style:font-name="Courier New1" fo:font-size="16pt" style:font-size-asian="16pt" style:font-size-complex="16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style:font-name="Courier New1" fo:font-size="16pt" style:text-underline-style="none" style:font-size-asian="16pt" style:font-size-complex="16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/>
      <style:text-properties fo:font-size="32pt"/>
    </style:style>
    <style:style style:name="T1" style:family="text">
      <style:text-properties style:text-position="super 58%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Arial1"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Courier New1" fo:font-size="22pt" style:font-size-asian="22pt" style:font-size-complex="22pt"/>
    </style:style>
    <style:style style:name="T7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2pt" style:text-underline-style="none" style:font-size-asian="22pt" style:font-size-complex="22pt"/>
    </style:style>
    <style:style style:name="T9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10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11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13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1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font-name="Courier 10 Pitch2" fo:font-size="22pt" style:font-size-asian="22pt" style:font-size-complex="22pt"/>
    </style:style>
    <style:style style:name="T17" style:family="text">
      <style:text-properties style:font-name="Arial1" fo:font-size="22pt" style:font-size-asian="22pt" style:font-size-complex="22pt"/>
    </style:style>
    <style:style style:name="T18" style:family="text">
      <style:text-properties style:font-name="Courier New2" fo:font-size="22pt" style:font-size-asian="22pt" style:font-size-complex="22pt"/>
    </style:style>
    <style:style style:name="T19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0" style:family="text">
      <style:text-properties style:font-name="Courier 10 Pitch2" fo:font-size="24pt" style:font-size-asian="24pt" style:font-size-complex="24pt"/>
    </style:style>
    <style:style style:name="T21" style:family="text">
      <style:text-properties style:font-name="Arial1"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style:font-name="Arial1" fo:font-size="18pt" style:font-size-asian="18pt" style:font-size-complex="18pt"/>
    </style:style>
    <style:style style:name="T23" style:family="text">
      <style:text-properties style:font-name="Courier New1" fo:font-size="16pt" style:font-size-asian="16pt" style:font-size-complex="16pt"/>
    </style:style>
    <style:style style:name="T24" style:family="text">
      <style:text-properties style:font-name="Arial1" fo:font-size="16pt" style:font-size-asian="16pt" style:font-size-complex="16pt"/>
    </style:style>
    <style:style style:name="T25" style:family="text">
      <style:text-properties style:font-name="Arial1" fo:font-size="18pt" style:text-underline-style="solid" style:text-underline-width="auto" style:text-underline-color="font-color" style:font-size-asian="18pt" style:font-size-complex="18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="Courier New1" fo:font-size="18pt" style:font-size-asian="18pt" style:font-size-complex="18pt"/>
    </style:style>
    <style:style style:name="T28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29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30" style:family="text">
      <style:text-properties style:font-name="Arial4" fo:font-size="20pt" style:font-size-asian="20pt" style:font-size-complex="20pt"/>
    </style:style>
    <style:style style:name="T31" style:family="text">
      <style:text-properties style:font-name="Arial1" fo:font-size="18pt" style:text-underline-style="none" style:font-size-asian="18pt" style:font-size-complex="18pt"/>
    </style:style>
    <style:style style:name="T32" style:family="text">
      <style:text-properties style:font-name="Courier New1" fo:font-size="18pt" style:text-underline-style="none" style:font-size-asian="18pt" style:font-size-complex="18pt"/>
    </style:style>
    <style:style style:name="T33" style:family="text">
      <style:text-properties style:font-name="Courier New1" fo:font-size="24pt" style:text-underline-style="none" style:font-size-asian="24pt" style:font-size-complex="24pt"/>
    </style:style>
    <style:style style:name="T34" style:family="text">
      <style:text-properties style:font-name="Courier New1" fo:font-size="24pt" style:text-underline-style="none" fo:font-weight="bold" style:font-size-asian="24pt" style:font-weight-asian="bold" style:font-size-complex="24pt" style:font-weight-complex="bold"/>
    </style:style>
    <style:style style:name="T35" style:family="text">
      <style:text-properties style:font-name="Courier New1" fo:font-size="16pt" fo:font-weight="normal" style:font-size-asian="16pt" style:font-weight-asian="normal" style:font-size-complex="16pt" style:font-weight-complex="normal"/>
    </style:style>
    <style:style style:name="T36" style:family="text">
      <style:text-properties style:font-name="Courier New1"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37" style:family="text">
      <style:text-properties style:font-name="Arial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8" style:family="text">
      <style:text-properties style:font-name="Courier New1" fo:font-size="24pt" style:font-size-asian="24pt" style:font-size-complex="24pt"/>
    </style:style>
    <style:style style:name="T39" style:family="text">
      <style:text-properties style:font-name="Arial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40" style:family="text">
      <style:text-properties style:font-name="Arial1" fo:font-size="18pt" style:text-underline-style="none" fo:font-weight="normal" style:font-size-asian="18pt" style:font-weight-asian="normal" style:font-size-complex="18pt" style:font-weight-complex="normal"/>
    </style:style>
    <style:style style:name="T41" style:family="text">
      <style:text-properties style:font-name="Arial1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4cm" svg:height="18.2cm" svg:x="1.4cm" svg:y="1.4cm" presentation:class="subtitle" presentation:user-transformed="true">
          <draw:text-box>
            <text:p text:style-name="P1">C Tutoring</text:p>
            <text:p/>
            <text:p text:style-name="P1">12<text:span text:style-name="T1">th</text:span> October 2016</text:p>
            <text:p text:style-name="P1"/>
            <text:p text:style-name="P1">planned as 2<text:span text:style-name="T1">nd</text:span> March 2016</text:p>
            <text:p text:style-name="P1">this will be the second lesson of the restart.</text:p>
            <text:p text:style-name="P1"><text:span text:style-name="T2">(not presented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4cm" svg:height="18.2cm" svg:x="1.4cm" svg:y="1.4cm" presentation:class="subtitle" presentation:user-transformed="true">
          <draw:text-box>
            <text:p text:style-name="P1"><text:span text:style-name="T3">Recap</text:span></text:p>
            <text:p text:style-name="P1"/>
            <text:p text:style-name="P1">Last time we reviewed all we had done to date.</text:p>
            <text:p text:style-name="P1"><text:span text:style-name="T4"/></text:p>
            <text:p text:style-name="P1"><text:span text:style-name="T4">Lets have a look at the calculator</text:span></text:p>
            <text:p text:style-name="P1"><text:span text:style-name="T4"/></text:p>
            <text:p text:style-name="P1"><text:span text:style-name="T4">The last thing we added to it was a factorial functio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3">This Time</text:span></text:p>
            <text:p text:style-name="P1"/>
            <text:p text:style-name="P2"><text:span text:style-name="T2">We'll add some more to the calculator, classifying operations with an </text:span><text:span text:style-name="T5">enum</text:span><text:span text:style-name="T2">:</text:span></text:p>
            <text:p text:style-name="P1"/>
            <text:p text:style-name="P1"><text:span text:style-name="T6">enum Operations {Add, Subtract, Mult, Divide, … };</text:span></text:p>
            <text:p text:style-name="P1"><text:span text:style-name="T6"/></text:p>
            <text:p text:style-name="P2"><text:span text:style-name="T4">This will let us add something to the calculator to say how many arguments each function needs.</text:span></text:p>
            <text:p text:style-name="P2"><text:span text:style-name="T4"/></text:p>
            <text:p text:style-name="P2"><text:span text:style-name="T4">We met enumerations briefly before. <text:s/>They are a way of defining our own </text:span><text:span text:style-name="T7">data</text:span><text:span text:style-name="T4"> </text:span><text:span text:style-name="T7">type</text:span><text:span text:style-name="T4"> that can take only specified values</text:span></text:p>
            <text:p text:style-name="P2"><text:span text:style-name="T4"/></text:p>
            <text:p text:style-name="P2"><text:span text:style-name="T4">What is a data type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5.4cm" svg:height="18.2cm" svg:x="1.4cm" svg:y="1.4cm" presentation:class="subtitle" presentation:user-transformed="true">
          <draw:text-box>
            <text:p text:style-name="P1"><text:span text:style-name="T3">Data Type</text:span></text:p>
            <text:p text:style-name="P2"><text:span text:style-name="T3"/></text:p>
            <text:p text:style-name="P2"><text:span text:style-name="T8">Its a separate and distinct </text:span><text:span text:style-name="T9">kind</text:span><text:span text:style-name="T10"> of data that we can handle in a program, or </text:span><text:span text:style-name="T11">represent</text:span><text:span text:style-name="T10">.</text:span></text:p>
            <text:p text:style-name="P2"><text:span text:style-name="T10"/></text:p>
            <text:p text:style-name="P2"><text:span text:style-name="T10">So boolean is a data type, as is integer, character, and double.</text:span></text:p>
            <text:p text:style-name="P2"><text:span text:style-name="T10"/></text:p>
            <text:p text:style-name="P2"><text:span text:style-name="T10">A string is also one, as you can do things with one that you can't do with any other type.</text:span></text:p>
            <text:p text:style-name="P2"><text:span text:style-name="T10"/></text:p>
            <text:p text:style-name="P2"><text:span text:style-name="T10">A data type makes it possible to store and manipulate certain kinds of information. <text:s/>So if we wanted to do things with colours, or smells, we don't have a basic type to handle those in C (nor any other language I can think of), so we'd have to invent a way to </text:span><text:span text:style-name="T11">represent</text:span><text:span text:style-name="T10"> them. <text:s/>An enum can partly help here.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639cm" svg:height="15.293cm" svg:x="1.4cm" svg:y="1.8cm" presentation:class="outline" presentation:user-transformed="true">
          <draw:text-box>
            <text:p text:style-name="P1"><text:span text:style-name="T12">Operations</text:span></text:p>
            <text:p text:style-name="P2"><text:span text:style-name="T10"/></text:p>
            <text:p text:style-name="P2"><text:span text:style-name="T10">Data types have </text:span><text:span text:style-name="T11">operations</text:span><text:span text:style-name="T10"> that can be done on them. <text:s/>e.g + - * / for numbers.</text:span></text:p>
            <text:p text:style-name="P2"><text:span text:style-name="T10"/></text:p>
            <text:p text:style-name="P2"><text:span text:style-name="T10">And many have operations that can </text:span><text:span text:style-name="T13">only</text:span><text:span text:style-name="T10"> be done on them. <text:s/>So addition can be used on integer and doubles, but not on boolean or char.</text:span></text:p>
            <text:p text:style-name="P2"><text:span text:style-name="T10"/></text:p>
            <text:p text:style-name="P2"><text:span text:style-name="T10">Booleans have which operations, that no other type has ? </text:span></text:p>
            <text:p text:style-name="P2"><text:span text:style-name="T10"/></text:p>
            <text:p text:style-name="P2"><text:span text:style-name="T10">Hint, we know of 4 so far.</text:span></text:p>
            <text:p text:style-name="P2"><text:span text:style-name="T10"/></text:p>
            <text:p text:style-name="P2"><text:span text:style-name="T10">A string doesn't have any arithmetic operations that can be done to i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8cm" svg:x="1.4cm" svg:y="1.6cm" presentation:class="outline" presentation:user-transformed="true">
          <draw:text-box>
            <text:p text:style-name="P1"><text:span text:style-name="T14">Enumerations</text:span></text:p>
            <text:p text:style-name="P1"><text:span text:style-name="T15"/></text:p>
            <text:p text:style-name="P2"><text:span text:style-name="T15">Enumerations allow us to create our own datatype, in a way. <text:s/>We can specify the values that a type can take. <text:s/>(We can't specify new operations for a type).</text:span></text:p>
            <text:p text:style-name="P2"><text:span text:style-name="T15"/></text:p>
            <text:p text:style-name="P2"><text:span text:style-name="T15">So, for a colour type, we'd specify the values a variable of this type could have :-</text:span></text:p>
            <text:p text:style-name="P2"><text:span text:style-name="T15"/></text:p>
            <text:p text:style-name="P2"><text:span text:style-name="T16">enum Colours {Red, Orange, Yellow, Green, Blue, Indigo, Violet};</text:span></text:p>
            <text:p text:style-name="P2"><text:span text:style-name="T15"/></text:p>
            <text:p text:style-name="P2"><text:span text:style-name="T15">We declare a variable like this :-</text:span></text:p>
            <text:p text:style-name="P2"><text:span text:style-name="T15"/></text:p>
            <text:p text:style-name="P2"><text:span text:style-name="T16">enum Colours textColour;</text:span></text:p>
            <text:p text:style-name="P2"><text:span text:style-name="T17"/></text:p>
            <text:p text:style-name="P2"><text:span text:style-name="T17">And assign it like this :-</text:span></text:p>
            <text:p text:style-name="P2"><text:span text:style-name="T17"/></text:p>
            <text:p text:style-name="P2"><text:span text:style-name="T16">textColour = Red;</text:span></text:p>
            <text:p text:style-name="P2"><text:span text:style-name="T15"/></text:p>
            <text:p text:style-name="P2"><text:span text:style-name="T1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8" draw:text-style-name="P3" draw:layer="layout" svg:width="25.199cm" svg:height="16.255cm" svg:x="1.4cm" svg:y="2cm" presentation:class="subtitle" presentation:user-transformed="true">
          <draw:text-box>
            <text:p text:style-name="P3"><text:span text:style-name="T15"/></text:p>
            <text:p text:style-name="P3"><text:span text:style-name="T15">If we tried to say </text:span></text:p>
            <text:p text:style-name="P3"><text:span text:style-name="T15"/></text:p>
            <text:p text:style-name="P3"><text:span text:style-name="T18">textColour = Black;</text:span></text:p>
            <text:p text:style-name="P3"><text:span text:style-name="T18"/></text:p>
            <text:p text:style-name="P3"><text:span text:style-name="T15">this would be flagged as an error, because Black isn't in the list of allowable values.</text:span></text:p>
            <text:p text:style-name="P3"><text:span text:style-name="T15"/></text:p>
            <text:p text:style-name="P3"><text:span text:style-name="T15"/></text:p>
            <text:p text:style-name="P3"><text:span text:style-name="T15">An enum is a bit better than, say, using numbers to represent things, like </text:span></text:p>
            <text:p text:style-name="P3"><text:span text:style-name="T15"/></text:p>
            <text:p text:style-name="P3"><text:span text:style-name="T18">int myColour = 4; // who knows what this means?</text:span></text:p>
            <text:p text:style-name="P3"><text:span text:style-name="T15"/></text:p>
            <text:p text:style-name="P3"><text:span text:style-name="T19">It is easier for the programmer or maintainer to read.</text:span></text:p>
            <text:p text:style-name="P3"><text:span text:style-name="T15"/></text:p>
            <text:p text:style-name="P3"><text:span text:style-name="T15">And we'll keep returning to this - your code must be readable, by many people.</text:span></text:p>
            <text:p text:style-name="P3"><text:span text:style-name="T15"/></text:p>
            <text:p text:style-name="P3"><text:span text:style-name="T15">The constants - sometimes in capitals. <text:s/>{ RED, Blue, yellow } <text:s/>etc. </text:span></text:p>
            <text:p text:style-name="P3"><text:span text:style-name="T15"/></text:p>
            <text:p text:style-name="P3"><text:span text:style-name="T15">Its a matter of styl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4cm" svg:height="18.2cm" svg:x="1.4cm" svg:y="1.4cm" presentation:class="subtitle" presentation:user-transformed="true">
          <draw:text-box>
            <text:p text:style-name="P2"><text:span text:style-name="T2">One obvious application, is that of booleans: </text:span></text:p>
            <text:p text:style-name="P2"><text:span text:style-name="T2"/></text:p>
            <text:p text:style-name="P2"><text:span text:style-name="T2"/></text:p>
            <text:p text:style-name="P2"><text:span text:style-name="T20">enum Boolean {false, true};</text:span></text:p>
            <text:p text:style-name="P2"><text:span text:style-name="T2"/></text:p>
            <text:p text:style-name="P2"><text:span text:style-name="T2"/></text:p>
            <text:p text:style-name="P2"><text:span text:style-name="T4">Although most compilers, strangely, don't do this. <text:s/>You'll see</text:span></text:p>
            <text:p text:style-name="P2"><text:span text:style-name="T4"/></text:p>
            <text:p text:style-name="P2"><text:span text:style-name="T4">#define true 0</text:span></text:p>
            <text:p text:style-name="P2"><text:span text:style-name="T4">#define false 1</text:span></text:p>
            <text:p text:style-name="P2"><text:span text:style-name="T4"/></text:p>
            <text:p text:style-name="P2"><text:span text:style-name="T4">These are pre-processor directives. <text:s/>In the compilation process, your program source code goes through several programs. <text:s/>The first is called the pre-processor.</text:span></text:p>
            <text:p text:style-name="P2"><text:span text:style-name="T4"/></text:p>
            <text:p text:style-name="P2"><text:span text:style-name="T4">You've already seen #include. <text:s/>What does this do? </text:span></text:p>
            <text:p text:style-name="P2"><text:span text:style-name="T4"/></text:p>
            <text:p text:style-name="P2"><text:span text:style-name="T4">More on this, lat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4" draw:layer="layout" svg:width="25.4cm" svg:height="18.2cm" svg:x="1.4cm" svg:y="1.4cm" presentation:class="subtitle" presentation:user-transformed="true">
          <draw:text-box>
            <text:p text:style-name="P2"><text:span text:style-name="T21">For the Calculator</text:span></text:p>
            <text:p text:style-name="P2"><text:span text:style-name="T22"/></text:p>
            <text:p text:style-name="P2"><text:span text:style-name="T22">We define an enum of the operations that we can do</text:span></text:p>
            <text:p text:style-name="P2"><text:span text:style-name="T4"/></text:p>
            <text:p text:style-name="P2"><text:span text:style-name="T23">enum Operations {ADD, SUBTRACT, MULT, DIVIDE,</text:span></text:p>
            <text:p text:style-name="P2"><text:span text:style-name="T23"><text:s text:c="17"/></text:span><text:span text:style-name="T23">MODULO, POWER, NONE</text:span></text:p>
            <text:p text:style-name="P2"><text:span text:style-name="T23"><text:s text:c="17"/></text:span><text:span text:style-name="T23">};</text:span></text:p>
            <text:p text:style-name="P2"><text:span text:style-name="T23"/></text:p>
            <text:p text:style-name="P2"><text:span text:style-name="T22">I have put something in there that means “no operation” - NONE.</text:span></text:p>
            <text:p text:style-name="P2"><text:span text:style-name="T22"/></text:p>
            <text:p text:style-name="P2"><text:span text:style-name="T22"/></text:p>
            <text:p text:style-name="P2"><text:span text:style-name="T22">And keep a note of the number of real operations :-</text:span></text:p>
            <text:p text:style-name="P2"><text:span text:style-name="T23"/></text:p>
            <text:p text:style-name="P2"><text:span text:style-name="T23"><text:s text:c="4"/></text:span><text:span text:style-name="T23">const int numberOfOps = 6;</text:span></text:p>
            <text:p text:style-name="P2"><text:span text:style-name="T23"/></text:p>
            <text:p text:style-name="P2"><text:span text:style-name="T22"/></text:p>
            <text:p text:style-name="P2"><text:span text:style-name="T22">The const part means that once its value is set, it can't be changed. <text:s/>We do this because we don't want any part of the program to change this number, and if any code tries it will result in an error.</text:span></text:p>
            <text:p text:style-name="P2"><text:span text:style-name="T22"/></text:p>
            <text:p text:style-name="P2"><text:span text:style-name="T22">We then define what the strings of characters are for each operation :-</text:span></text:p>
            <text:p text:style-name="P2"><text:span text:style-name="T4"/></text:p>
            <text:p text:style-name="P2"><text:span text:style-name="T23"><text:s text:c="4"/></text:span><text:span text:style-name="T23">char opStrings[][4] = {"add", "-", "*", "/", "%", "^"};</text:span></text:p>
            <text:p text:style-name="P2"><text:span text:style-name="T24"/></text:p>
            <text:p text:style-name="P2"><text:span text:style-name="T24">This means define an array with a certain number of elements, each one of which can hold 4 characters.</text:span></text:p>
            <text:p text:style-name="P2"><text:span text:style-name="T24"/></text:p>
            <text:p text:style-name="P2"><text:span text:style-name="T24">The compiler counts the number of strings provided - 6 - and makes opStrings have 6 elements.</text:span></text:p>
            <text:p text:style-name="P2"><text:span text:style-name="T24"/></text:p>
            <text:p text:style-name="P2"><text:span text:style-name="T2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9" draw:text-style-name="P4" draw:layer="layout" svg:width="25.4cm" svg:height="18.2cm" svg:x="1.4cm" svg:y="1.4cm" presentation:class="subtitle" presentation:user-transformed="true">
          <draw:text-box>
            <text:p text:style-name="P2"><text:span text:style-name="T22"/></text:p>
            <text:p text:style-name="P2"><text:span text:style-name="T22">opStrings is an array of strings. <text:s/>Because each string is an array of characters, what we end up with is a </text:span><text:span text:style-name="T25">two</text:span><text:span text:style-name="T22">-dimensional array of characters.</text:span></text:p>
            <text:p text:style-name="P2"><text:span text:style-name="T4"/></text:p>
            <text:p text:style-name="P2"><text:span text:style-name="T23"><text:s text:c="4"/></text:span><text:span text:style-name="T23">char opStrings[][4] = {"add", "-", "*", "/", "%", "^"};</text:span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24">Each little string holds four characters.</text:span></text:p>
            <text:p text:style-name="P2"><text:span text:style-name="T24"/></text:p>
            <text:p text:style-name="P2"><text:span text:style-name="T24">So the first one contains a,d and d, and a null.</text:span></text:p>
            <text:p text:style-name="P2"><text:span text:style-name="T24"/></text:p>
            <text:p text:style-name="P2"><text:span text:style-name="T24">Remember that null (a zero) marks the end of a string in C.</text:span></text:p>
            <text:p text:style-name="P2"><text:span text:style-name="T24"/></text:p>
            <text:p text:style-name="P2"><text:span text:style-name="T24">There is some wasted space, as most of the strings contain only one character, but this doesn't matter here. <text:s/>In C, its hard to have array rows of different lengths. <text:s/>It can be done, but - its complicated.</text:span></text:p>
          </draw:text-box>
        </draw:frame>
        <draw:custom-shape draw:style-name="gr2" draw:text-style-name="P1" draw:layer="layout" svg:width="5.4cm" svg:height="1cm" svg:x="1.8cm" svg:y="8.6cm">
          <text:p text:style-name="P2">a <text:s/>| <text:s/>d <text:s/>| <text:s/>d <text:s/>| <text:s/>NUL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7.6cm" svg:y="8.6cm">
          <text:p text:style-name="P2">- <text:s text:c="3"/>| <text:s/>NULL | <text:s text:c="4"/>|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9.2cm" svg:y="8.6cm">
          <text:p text:style-name="P2">/ <text:s text:c="3"/>| <text:s/>NULL | <text:s text:c="4"/>|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3.4cm" svg:y="8.6cm">
          <text:p text:style-name="P2">* <text:s text:c="2"/>| <text:s/>NULL | <text:s text:c="4"/>|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cm" svg:y1="5.4cm" svg:x2="4.4cm" svg:y2="8.2cm">
          <text:p/>
        </draw:line>
        <draw:line draw:style-name="gr3" draw:text-style-name="P1" draw:layer="layout" svg:x1="13.2cm" svg:y1="5.6cm" svg:x2="11.2cm" svg:y2="8.2cm">
          <text:p/>
        </draw:line>
        <draw:line draw:style-name="gr3" draw:text-style-name="P1" draw:layer="layout" svg:x1="15.2cm" svg:y1="5.4cm" svg:x2="15.8cm" svg:y2="8.2cm">
          <text:p/>
        </draw:line>
        <draw:line draw:style-name="gr3" draw:text-style-name="P1" draw:layer="layout" svg:x1="16.8cm" svg:y1="5.2cm" svg:x2="20.8cm" svg:y2="8.2cm">
          <text:p/>
        </draw:lin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9" draw:text-style-name="P4" draw:layer="layout" svg:width="25.4cm" svg:height="18.2cm" svg:x="1.4cm" svg:y="1.4cm" presentation:class="subtitle" presentation:user-transformed="true">
          <draw:text-box>
            <text:p text:style-name="P2"><text:span text:style-name="T22"/></text:p>
            <text:p text:style-name="P2"><text:span text:style-name="T22">We also declare an array, that holds each operation that we can do :-</text:span></text:p>
            <text:p text:style-name="P2"><text:span text:style-name="T22"/></text:p>
            <text:p text:style-name="P2"><text:span text:style-name="T22"/></text:p>
            <text:p text:style-name="P2"><text:span text:style-name="T23">enum Operations opsList[] = {ADD, SUBTRACT, MULT, DIVIDE, MODULO, POWER};</text:span></text:p>
            <text:p text:style-name="P2"><text:span text:style-name="T23"/></text:p>
            <text:p text:style-name="P2"><text:span text:style-name="T22">Again, the compiler counts the number of things in the initialiastion list, and makes opsList have 6 entries, for us.</text:span></text:p>
            <text:p text:style-name="P2"><text:span text:style-name="T22"/></text:p>
            <text:p text:style-name="P2"><text:span text:style-name="T22">We could do it ourselves :-</text:span></text:p>
            <text:p text:style-name="P2"><text:span text:style-name="T24"/></text:p>
            <text:p text:style-name="P2"><text:span text:style-name="T23">enum Operations opsList[6] = {ADD, SUBTRACT, MULT, DIVIDE, MODULO, POWER};</text:span></text:p>
            <text:p text:style-name="P2"><text:span text:style-name="T23"/></text:p>
            <text:p text:style-name="P2"><text:span text:style-name="T22"/></text:p>
            <text:p text:style-name="P2"><text:span text:style-name="T22"/></text:p>
            <text:p text:style-name="P2"><text:span text:style-name="T22">To go with the things that we've already defined, we add some information to say how many arguments each of the operations needs :-</text:span></text:p>
            <text:p text:style-name="P2"><text:span text:style-name="T4"/></text:p>
            <text:p text:style-name="P2"><text:span text:style-name="T23"><text:s text:c="4"/></text:span><text:span text:style-name="T23">int numargs[] = {2, 2, 2, 2, 2, 2};</text:span></text:p>
            <text:p text:style-name="P2"><text:span text:style-name="T23"/></text:p>
            <text:p text:style-name="P2"><text:span text:style-name="T22">At the moment, all of them take 2 arguments, but now we can use single or even triple-argument operation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text-style-name="P4" draw:layer="layout" svg:width="25.4cm" svg:height="18.2cm" svg:x="1.4cm" svg:y="1.2cm" presentation:class="subtitle" presentation:user-transformed="true">
          <draw:text-box>
            <text:p text:style-name="P2"><text:span text:style-name="T22"/></text:p>
            <text:p text:style-name="P2"><text:span text:style-name="T22"/></text:p>
            <text:p text:style-name="P2"><text:span text:style-name="T22">We've created a kind of table, with three rows, each row holding a different kind of information <text:s/>:-</text:span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3"><text:s text:c="6"/></text:span><text:span text:style-name="T23">char opStrings[][4] = {"add", "-", "*", "/", "%", "^"};</text:span></text:p>
            <text:p text:style-name="P2"><text:span text:style-name="T23">enum Operations opsList[] = {ADD, SUBTRACT, MULT, DIVIDE, MODULO, POWER};</text:span></text:p>
            <text:p text:style-name="P2"><text:span text:style-name="T23"><text:s text:c="12"/></text:span><text:span text:style-name="T23">int numargs[] = {2, 2, 2, 2, 2, 2};</text:span></text:p>
            <text:p text:style-name="P2"><text:span text:style-name="T23"/></text:p>
            <text:p text:style-name="P2"><text:span text:style-name="T22">We read the information vertically, so the string “add” means operation ADD, and it takes two numbers.</text:span></text:p>
            <text:p text:style-name="P2"><text:span text:style-name="T22"/></text:p>
            <text:p text:style-name="P2"><text:span text:style-name="T22">The string “-” means the operation SUBTRACT, and also takes two arguments.</text:span></text:p>
          </draw:text-box>
        </draw:frame>
        <draw:frame draw:style-name="standard" draw:layer="layout" svg:width="25.053cm" svg:height="3.694cm" svg:x="1.316cm" svg:y="5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26">String</text:span></text:p>
              </table:table-cell>
              <table:table-cell>
                <text:p text:style-name="P1">add</text:p>
              </table:table-cell>
              <table:table-cell>
                <text:p text:style-name="P1">-</text:p>
              </table:table-cell>
              <table:table-cell>
                <text:p text:style-name="P1">*</text:p>
              </table:table-cell>
              <table:table-cell>
                <text:p text:style-name="P1">/</text:p>
              </table:table-cell>
              <table:table-cell>
                <text:p text:style-name="P1">%</text:p>
              </table:table-cell>
              <table:table-cell>
                <text:p text:style-name="P1">^</text:p>
              </table:table-cell>
            </table:table-row>
            <table:table-row table:style-name="ro2" table:default-cell-style-name="ce2">
              <table:table-cell table:style-name="ce1">
                <text:p><text:span text:style-name="T26">Operation</text:span></text:p>
              </table:table-cell>
              <table:table-cell>
                <text:p>ADD</text:p>
              </table:table-cell>
              <table:table-cell>
                <text:p text:style-name="P1">SUBTRACT</text:p>
              </table:table-cell>
              <table:table-cell>
                <text:p text:style-name="P1">MULT</text:p>
              </table:table-cell>
              <table:table-cell>
                <text:p text:style-name="P1">DIVIDE</text:p>
              </table:table-cell>
              <table:table-cell>
                <text:p text:style-name="P1">MODULO</text:p>
              </table:table-cell>
              <table:table-cell>
                <text:p text:style-name="P1">POWER</text:p>
              </table:table-cell>
            </table:table-row>
            <table:table-row table:style-name="ro3" table:default-cell-style-name="ce2">
              <table:table-cell table:style-name="ce1">
                <text:p><text:span text:style-name="T26"># args</text:span>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presentation:style-name="pr9" draw:text-style-name="P4" draw:layer="layout" svg:width="25.4cm" svg:height="18.2cm" svg:x="1.4cm" svg:y="1.4cm" presentation:class="subtitle" presentation:user-transformed="true">
          <draw:text-box>
            <text:p text:style-name="P2"><text:span text:style-name="T22"/></text:p>
            <text:p text:style-name="P2"><text:span text:style-name="T21">Adding new functions to the calculator</text:span></text:p>
            <text:p text:style-name="P2"><text:span text:style-name="T22"/></text:p>
            <text:p text:style-name="P2"><text:span text:style-name="T22">This is now really simple :-</text:span></text:p>
            <text:p text:style-name="P2"><text:span text:style-name="T22"/></text:p>
            <text:p text:style-name="P2"><text:span text:style-name="T22">If we want to add in our factorial function, which uses “!”, we add that to </text:span><text:span text:style-name="T27">opStrings</text:span><text:span text:style-name="T22"> :-</text:span></text:p>
            <text:p text:style-name="P2"><text:span text:style-name="T4"/></text:p>
            <text:p text:style-name="P2"><text:span text:style-name="T23"><text:s text:c="4"/></text:span><text:span text:style-name="T23">char opStrings[][7] = {"add", "-", "*", "/", "%", "^", “</text:span><text:span text:style-name="T28">!</text:span><text:span text:style-name="T23">”};</text:span></text:p>
            <text:p text:style-name="P2"><text:span text:style-name="T23"/></text:p>
            <text:p text:style-name="P2"><text:span text:style-name="T22">Add something like </text:span><text:span text:style-name="T27">FACTORIAL</text:span><text:span text:style-name="T22"> as an operation :-</text:span></text:p>
            <text:p text:style-name="P2"><text:span text:style-name="T22"/></text:p>
            <text:p text:style-name="P2"><text:span text:style-name="T23"><text:s text:c="4"/></text:span><text:span text:style-name="T23">enum Operations opsList[] = {ADD, SUBTRACT, MULT, DIVIDE, MODULO,</text:span></text:p>
            <text:p text:style-name="P2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POWER, </text:span><text:span text:style-name="T29">FACTORIAL</text:span><text:span text:style-name="T23">};</text:span></text:p>
            <text:p text:style-name="P2"><text:span text:style-name="T23"/></text:p>
            <text:p text:style-name="P2"><text:span text:style-name="T22">And note that it only takes one argument, so we put a 1 in the </text:span><text:span text:style-name="T27">numargs</text:span><text:span text:style-name="T22"> array in the right place.:-</text:span></text:p>
            <text:p text:style-name="P2"><text:span text:style-name="T22"/></text:p>
            <text:p text:style-name="P2"><text:span text:style-name="T23"><text:s text:c="4"/></text:span><text:span text:style-name="T23">int numargs[] = {2, 2, 2, 2, 2, 2, </text:span><text:span text:style-name="T28">1</text:span><text:span text:style-name="T23">};</text:span></text:p>
            <text:p text:style-name="P2"><text:span text:style-name="T23"/></text:p>
            <text:p text:style-name="P2"><text:span text:style-name="T30"/></text:p>
            <text:p text:style-name="P2"><text:span text:style-name="T30">There is one other important change to make. <text:s/>What is it?</text:span></text:p>
            <text:p text:style-name="P2"><text:span text:style-name="T2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9" draw:text-style-name="P4" draw:layer="layout" svg:width="25.4cm" svg:height="18.2cm" svg:x="1.4cm" svg:y="1.4cm" presentation:class="subtitle" presentation:user-transformed="true">
          <draw:text-box>
            <text:p text:style-name="P2"><text:span text:style-name="T22"/></text:p>
            <text:p text:style-name="P2"><text:span text:style-name="T21">What will happen now...</text:span></text:p>
            <text:p text:style-name="P2"><text:span text:style-name="T22"/></text:p>
            <text:p text:style-name="P2"><text:span text:style-name="T22">Now, when we get the operation string from the user, we -</text:span></text:p>
            <text:p text:style-name="P2"><text:span text:style-name="T22"/></text:p>
            <text:p text:style-name="P2"><text:span text:style-name="T22"><text:tab/></text:span><text:span text:style-name="T22">scan through opStrings[], looking for a match.</text:span></text:p>
            <text:p text:style-name="P2"><text:span text:style-name="T22"/></text:p>
            <text:p text:style-name="P2"><text:span text:style-name="T22"><text:tab/></text:span><text:span text:style-name="T22">make a note of which index number matches the input (if any) - save it in n</text:span></text:p>
            <text:p text:style-name="P2"><text:span text:style-name="T22"/></text:p>
            <text:p text:style-name="P2"><text:span text:style-name="T22"><text:tab/></text:span><text:span text:style-name="T22">get the operation and number of arguments from opsList[n] and numArgs[n].</text:span></text:p>
            <text:p text:style-name="P2"><text:span text:style-name="T22"/></text:p>
            <text:p text:style-name="P2"><text:span text:style-name="T22"/></text:p>
            <text:p text:style-name="P2"><text:span text:style-name="T22">Example -</text:span></text:p>
            <text:p text:style-name="P2"><text:span text:style-name="T22"/></text:p>
            <text:p text:style-name="P2"><text:span text:style-name="T22">if the operation string is “^”,</text:span></text:p>
            <text:p text:style-name="P2"><text:span text:style-name="T22"/></text:p>
            <text:p text:style-name="P2"><text:span text:style-name="T22"><text:tab/></text:span><text:span text:style-name="T22">we find that opStrings[5] matches it, so we remember index 5</text:span></text:p>
            <text:p text:style-name="P2"><text:span text:style-name="T22"/></text:p>
            <text:p text:style-name="P2"><text:span text:style-name="T22"><text:tab/></text:span><text:span text:style-name="T22">opsList[5] is POWER, and</text:span></text:p>
            <text:p text:style-name="P2"><text:span text:style-name="T22"/></text:p>
            <text:p text:style-name="P2"><text:span text:style-name="T22"><text:tab/></text:span><text:span text:style-name="T22">numargs[5] is 2</text:span></text:p>
            <text:p text:style-name="P2"><text:span text:style-name="T22"/></text:p>
            <text:p text:style-name="P2"><text:span text:style-name="T22">So its a x^y operation that we're going to do, and we'll need two numbers.</text:span></text:p>
            <text:p text:style-name="P2"><text:span text:style-name="T23"/></text:p>
            <text:p text:style-name="P2"><text:span text:style-name="T2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2"><text:span text:style-name="T22">If nothing matches, we'll set the operation to NONE, and most likely issue an error message.</text:span></text:p>
            <text:p text:style-name="P2"><text:span text:style-name="T23"/></text:p>
            <text:p text:style-name="P2"><text:span text:style-name="T22">We've now got information on how many arguments are needed, whether we need to ask for a second number.</text:span></text:p>
            <text:p text:style-name="P2"><text:span text:style-name="T22"/></text:p>
            <text:p text:style-name="P2"><text:span text:style-name="T22">Lets add all of this to the calculator.</text:span></text:p>
            <text:p text:style-name="P2"><text:span text:style-name="T22"/></text:p>
            <text:p text:style-name="P2"><text:span text:style-name="T22">There a quite a lot of changes.</text:span></text:p>
            <text:p text:style-name="P2"><text:span text:style-name="T22"/></text:p>
            <text:p text:style-name="P2"><text:span text:style-name="T22">Add the arrays that make up the table of operations :-</text:span></text:p>
            <text:p text:style-name="P2"><text:span text:style-name="T22"/></text:p>
            <text:p text:style-name="P2"><text:span text:style-name="T23"/></text:p>
            <text:p text:style-name="P2"><text:span text:style-name="T23">char opStrings[][4] = {"add", "-", "*", "/", "%", "^"};</text:span></text:p>
            <text:p text:style-name="P2"><text:span text:style-name="T23"/></text:p>
            <text:p text:style-name="P2"><text:span text:style-name="T23">enum Operations opsList[] = {ADD, SUBTRACT, MULT, DIVIDE, MODULO, POWER};</text:span></text:p>
            <text:p text:style-name="P2"><text:span text:style-name="T23"/></text:p>
            <text:p text:style-name="P2"><text:span text:style-name="T23"><text:s text:c="12"/></text:span><text:span text:style-name="T23">int numargs[] = {2, 2, 2, 2, 2, 2};</text:span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>A major change to the code - and one point of using the enum - will be getting rid of all the if statements, and replacing them with a case statement:-</text:span></text:p>
            <text:p text:style-name="P2"><text:span text:style-name="T2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2"><text:span text:style-name="T31">We can use the fact that the operation only takes a few, known values. <text:s/>Instead of comparing strings, we use a case statement :-</text:span></text:p>
            <text:p text:style-name="P2"><text:span text:style-name="T31"/></text:p>
            <text:p text:style-name="P2"><text:span text:style-name="T32">switch (theOperation) {</text:span></text:p>
            <text:p text:style-name="P2"><text:span text:style-name="T32"/></text:p>
            <text:p text:style-name="P2"><text:span text:style-name="T32"><text:tab/></text:span><text:span text:style-name="T32">case ADD:</text:span></text:p>
            <text:p text:style-name="P2"><text:span text:style-name="T32"><text:tab/></text:span><text:span text:style-name="T32"><text:tab/></text:span><text:span text:style-name="T32">...</text:span></text:p>
            <text:p text:style-name="P2"><text:span text:style-name="T32"/></text:p>
            <text:p text:style-name="P2"><text:span text:style-name="T32"><text:tab/></text:span><text:span text:style-name="T32">case SUBTRACT:</text:span></text:p>
            <text:p text:style-name="P2"><text:span text:style-name="T32"><text:tab/></text:span><text:span text:style-name="T32"><text:tab/></text:span><text:span text:style-name="T32">...</text:span></text:p>
            <text:p text:style-name="P2"><text:span text:style-name="T32"/></text:p>
            <text:p text:style-name="P2"><text:span text:style-name="T32"><text:tab/></text:span><text:span text:style-name="T32">case MULT:</text:span></text:p>
            <text:p text:style-name="P2"><text:span text:style-name="T32"><text:tab/></text:span><text:span text:style-name="T32"><text:tab/></text:span><text:span text:style-name="T32">...</text:span></text:p>
            <text:p text:style-name="P2"><text:span text:style-name="T32"/></text:p>
            <text:p text:style-name="P2"><text:span text:style-name="T32"><text:tab/></text:span><text:span text:style-name="T32">}</text:span></text:p>
            <text:p text:style-name="P2"><text:span text:style-name="T31"/></text:p>
            <text:p text:style-name="P2"><text:span text:style-name="T31">This tidies up the code quite a bit :-</text:span></text:p>
            <text:p text:style-name="P2"><text:span text:style-name="T31"/></text:p>
            <text:p text:style-name="P2"><text:span text:style-name="T3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2"><text:span text:style-name="T32"><text:s text:c="12"/></text:span><text:span text:style-name="T32">switch (theOperation) {</text:span></text:p>
            <text:p text:style-name="P2"><text:span text:style-name="T32"><text:s text:c="16"/></text:span><text:span text:style-name="T32">case ADD:</text:span></text:p>
            <text:p text:style-name="P2"><text:span text:style-name="T32"><text:s text:c="20"/></text:span><text:span text:style-name="T32">printf("%ld + %ld = %ld\n", number1, number2, number1 + number2);</text:span></text:p>
            <text:p text:style-name="P2"><text:span text:style-name="T32"><text:s text:c="20"/></text:span><text:span text:style-name="T32">break;</text:span></text:p>
            <text:p text:style-name="P2"><text:span text:style-name="T32"><text:s text:c="16"/></text:span><text:span text:style-name="T32">case SUBTRACT:</text:span></text:p>
            <text:p text:style-name="P2"><text:span text:style-name="T32"><text:s text:c="20"/></text:span><text:span text:style-name="T32">printf("%ld - %ld = %ld\n", number1, number2, number1 - number2);</text:span></text:p>
            <text:p text:style-name="P2"><text:span text:style-name="T32"><text:s text:c="20"/></text:span><text:span text:style-name="T32">break;</text:span></text:p>
            <text:p text:style-name="P2"><text:span text:style-name="T32"><text:s text:c="16"/></text:span></text:p>
            <text:p text:style-name="P2"><text:span text:style-name="T32"><text:s text:c="16"/></text:span><text:span text:style-name="T32">case DIVIDE:</text:span></text:p>
            <text:p text:style-name="P2"><text:span text:style-name="T32"><text:s text:c="20"/></text:span><text:span text:style-name="T32">if (number2 == 0)</text:span></text:p>
            <text:p text:style-name="P2"><text:span text:style-name="T32"><text:s text:c="24"/></text:span><text:span text:style-name="T32">printf("Caught division by zero error\n");</text:span></text:p>
            <text:p text:style-name="P2"><text:span text:style-name="T32"><text:s text:c="20"/></text:span><text:span text:style-name="T32">else</text:span></text:p>
            <text:p text:style-name="P2"><text:span text:style-name="T32"><text:s text:c="24"/></text:span><text:span text:style-name="T32">printf("%ld / %ld = %ld\n", number1, number2,</text:span></text:p>
            <text:p text:style-name="P2"><text:span text:style-name="T32"><text:s text:c="52"/></text:span><text:span text:style-name="T32">number1 / number2);</text:span></text:p>
            <text:p text:style-name="P2"><text:span text:style-name="T32"><text:s text:c="20"/></text:span><text:span text:style-name="T32">break;</text:span></text:p>
            <text:p text:style-name="P2"><text:span text:style-name="T32"><text:s text:c="16"/></text:span><text:span text:style-name="T32">case MODULO:</text:span></text:p>
            <text:p text:style-name="P2"><text:span text:style-name="T32"><text:s text:c="20"/></text:span><text:span text:style-name="T32">printf("%ld %% %ld = %ld\n", number1, number2,</text:span></text:p>
            <text:p text:style-name="P2"><text:span text:style-name="T32"><text:s text:c="49"/></text:span><text:span text:style-name="T32">(number1 % number2));</text:span></text:p>
            <text:p text:style-name="P2"><text:span text:style-name="T32"><text:s text:c="20"/></text:span><text:span text:style-name="T32">break;</text:span></text:p>
            <text:p text:style-name="P2"><text:span text:style-name="T32"><text:s text:c="16"/></text:span><text:span text:style-name="T32">case POWER:</text:span></text:p>
            <text:p text:style-name="P2"><text:span text:style-name="T32"><text:s text:c="20"/></text:span><text:span text:style-name="T32">printf("%ld ^ %ld = ", number1, number2);</text:span></text:p>
            <text:p text:style-name="P2"><text:span text:style-name="T32"><text:s text:c="20"/></text:span><text:span text:style-name="T32">long temp = powerl(number1, number2);</text:span></text:p>
            <text:p text:style-name="P2"><text:span text:style-name="T32"><text:s text:c="20"/></text:span><text:span text:style-name="T32">if (temp == -1)</text:span></text:p>
            <text:p text:style-name="P2"><text:span text:style-name="T32"><text:s text:c="24"/></text:span><text:span text:style-name="T32">printf("Error\n");</text:span></text:p>
            <text:p text:style-name="P2"><text:span text:style-name="T32"><text:s text:c="20"/></text:span><text:span text:style-name="T32">else</text:span></text:p>
            <text:p text:style-name="P2"><text:span text:style-name="T32"><text:s text:c="24"/></text:span><text:span text:style-name="T32">printf("%ld\n", temp);</text:span></text:p>
            <text:p text:style-name="P2"><text:span text:style-name="T32"><text:s text:c="20"/></text:span><text:span text:style-name="T32">break;</text:span></text:p>
            <text:p text:style-name="P2"><text:span text:style-name="T32"/></text:p>
            <text:p text:style-name="P2"><text:span text:style-name="T32"><text:s text:c="16"/></text:span><text:span text:style-name="T32">case NONE:</text:span></text:p>
            <text:p text:style-name="P2"><text:span text:style-name="T32"><text:s text:c="20"/></text:span><text:span text:style-name="T32">printf("no-operation called\n”);</text:span></text:p>
            <text:p text:style-name="P2"><text:span text:style-name="T32"><text:s text:c="20"/></text:span><text:span text:style-name="T32">break;</text:span></text:p>
            <text:p text:style-name="P2"><text:span text:style-name="T32"><text:tab/></text:span><text:span text:style-name="T32"><text:tab/></text:span><text:span text:style-name="T32"><text:tab/></text:span><text:span text:style-name="T32"><text:tab/></text:span><text:span text:style-name="T32"> <text:s text:c="2"/></text:span><text:span text:style-name="T32">}</text:span></text:p>
            <text:p text:style-name="P2"><text:span text:style-name="T3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We also use the number of operations, to see if we need to ask for one, or two numbers:-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9" draw:text-style-name="P6" draw:layer="layout" svg:width="25.4cm" svg:height="18.2cm" svg:x="1.2cm" svg:y="1.2cm" presentation:class="subtitle" presentation:user-transformed="true">
          <draw:text-box>
            <text:p text:style-name="P2"><text:span text:style-name="T32"/></text:p>
            <text:p text:style-name="P2"><text:span text:style-name="T33"/></text:p>
            <text:p text:style-name="P2"><text:span text:style-name="T33"><text:tab/></text:span><text:span text:style-name="T33"><text:tab/></text:span><text:span text:style-name="T33"><text:tab/></text:span><text:span text:style-name="T33"> <text:s text:c="4"/></text:span><text:span text:style-name="T33">printf("Operation: ");</text:span></text:p>
            <text:p text:style-name="P2"><text:span text:style-name="T33"><text:s text:c="12"/></text:span><text:span text:style-name="T33">gets(operation);</text:span></text:p>
            <text:p text:style-name="P2"><text:span text:style-name="T33"/></text:p>
            <text:p text:style-name="P2"><text:span text:style-name="T33"><text:s text:c="12"/></text:span><text:span text:style-name="T33">/* classify the operation */</text:span></text:p>
            <text:p text:style-name="P2"><text:span text:style-name="T33"><text:s text:c="12"/></text:span><text:span text:style-name="T33">/* search through our array of operations, look for a match */</text:span></text:p>
            <text:p text:style-name="P2"><text:span text:style-name="T33"><text:s text:c="12"/></text:span><text:span text:style-name="T33">for (int i = 0; i &lt; numberOfOps; i++) {</text:span></text:p>
            <text:p text:style-name="P2"><text:span text:style-name="T33"><text:s text:c="16"/></text:span><text:span text:style-name="T33">if (strcmp(operation, opStrings[i]) == 0) {</text:span></text:p>
            <text:p text:style-name="P2"><text:span text:style-name="T33"><text:s text:c="20"/></text:span><text:span text:style-name="T33">theOperation = opsList[i];</text:span></text:p>
            <text:p text:style-name="P2"><text:span text:style-name="T33"><text:s text:c="20"/></text:span><text:span text:style-name="T33">/* save the number of args that this op takes */</text:span></text:p>
            <text:p text:style-name="P2"><text:span text:style-name="T33"><text:s text:c="20"/></text:span><text:span text:style-name="T34">numberOfArgs = numargs[i];</text:span></text:p>
            <text:p text:style-name="P2"><text:span text:style-name="T33"><text:s text:c="20"/></text:span><text:span text:style-name="T33">break;</text:span></text:p>
            <text:p text:style-name="P2"><text:span text:style-name="T33"><text:s text:c="16"/></text:span><text:span text:style-name="T33">}</text:span></text:p>
            <text:p text:style-name="P2"><text:span text:style-name="T33"><text:s text:c="12"/></text:span><text:span text:style-name="T33">}</text:span></text:p>
            <text:p text:style-name="P2"><text:span text:style-name="T33"/></text:p>
            <text:p text:style-name="P2"><text:span text:style-name="T33"><text:s text:c="12"/></text:span><text:span text:style-name="T33">if (theOperation == NONE) {</text:span></text:p>
            <text:p text:style-name="P2"><text:span text:style-name="T33"><text:s text:c="16"/></text:span><text:span text:style-name="T33">printf("That operation %s isn't known.\n", operation);</text:span></text:p>
            <text:p text:style-name="P2"><text:span text:style-name="T33"><text:s text:c="16"/></text:span><text:span text:style-name="T33">break;</text:span></text:p>
            <text:p text:style-name="P2"><text:span text:style-name="T33"><text:s text:c="12"/></text:span><text:span text:style-name="T33">}</text:span></text:p>
            <text:p text:style-name="P2"><text:span text:style-name="T33"/></text:p>
            <text:p text:style-name="P2"><text:span text:style-name="T33"><text:s text:c="12"/></text:span><text:span text:style-name="T34">/* if we need another number, ask for it */</text:span></text:p>
            <text:p text:style-name="P2"><text:span text:style-name="T34"><text:s text:c="12"/></text:span><text:span text:style-name="T34">if (numberOfArgs == 2) {</text:span></text:p>
            <text:p text:style-name="P2"><text:span text:style-name="T34"><text:s text:c="16"/></text:span><text:span text:style-name="T34">printf("Number2: ");</text:span></text:p>
            <text:p text:style-name="P2"><text:span text:style-name="T34"><text:s text:c="16"/></text:span><text:span text:style-name="T34">gets(buffer);</text:span></text:p>
            <text:p text:style-name="P2"><text:span text:style-name="T34"><text:s text:c="16"/></text:span><text:span text:style-name="T34">if (strlen(buffer) == 0) {</text:span></text:p>
            <text:p text:style-name="P2"><text:span text:style-name="T34"><text:s text:c="20"/></text:span><text:span text:style-name="T34">printf("no number input - quitting\n");</text:span></text:p>
            <text:p text:style-name="P2"><text:span text:style-name="T34"><text:s text:c="20"/></text:span><text:span text:style-name="T34">break;</text:span></text:p>
            <text:p text:style-name="P2"><text:span text:style-name="T34"><text:s text:c="16"/></text:span><text:span text:style-name="T34">}</text:span></text:p>
            <text:p text:style-name="P2"><text:span text:style-name="T34"><text:s text:c="16"/></text:span><text:span text:style-name="T34">number2 = strtol(buffer, NULL, 10);</text:span></text:p>
            <text:p text:style-name="P2"><text:span text:style-name="T34"><text:s text:c="12"/></text:span><text:span text:style-name="T34">}</text:span></text:p>
            <text:p text:style-name="P2"><text:span text:style-name="T3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2"><text:span text:style-name="T22">It is now very simple to add more functions to the calculator.</text:span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>So if we add factorial, we do this -</text:span></text:p>
            <text:p text:style-name="P2"><text:span text:style-name="T22"/></text:p>
            <text:p text:style-name="P2"><text:span text:style-name="T24">Add a suitable symbol to the Operations:-</text:span></text:p>
            <text:p text:style-name="P2"><text:span text:style-name="T22"/></text:p>
            <text:p text:style-name="P2"><text:span text:style-name="T23">enum Operations {ADD, SUBTRACT, MULT, DIVIDE, MODULO, POWER, </text:span><text:span text:style-name="T35">FACTORIAL</text:span><text:span text:style-name="T23">};</text:span></text:p>
            <text:p text:style-name="P2"><text:span text:style-name="T23"/></text:p>
            <text:p text:style-name="P2"><text:span text:style-name="T24">Add a string that the user will input, to represent that op:-</text:span></text:p>
            <text:p text:style-name="P2"><text:span text:style-name="T23"/></text:p>
            <text:p text:style-name="P2"><text:span text:style-name="T23">char opStrings[][4] = {"add", "-", "*", "/", "%", "^", “!”};</text:span></text:p>
            <text:p text:style-name="P2"><text:span text:style-name="T23"/></text:p>
            <text:p text:style-name="P2"><text:span text:style-name="T24">Add the symbol to the operations list :-</text:span></text:p>
            <text:p text:style-name="P2"><text:span text:style-name="T24"/></text:p>
            <text:p text:style-name="P2"><text:span text:style-name="T23">enum Operations opsList[] = {ADD, SUBTRACT, MULT, DIVIDE, MODULO,</text:span></text:p>
            <text:p text:style-name="P2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POWER, </text:span><text:span text:style-name="T35">FACTORIAL</text:span><text:span text:style-name="T23">};</text:span></text:p>
            <text:p text:style-name="P2"><text:span text:style-name="T24"/></text:p>
            <text:p text:style-name="P2"><text:span text:style-name="T24">Add the number of arguments to the right list :- </text:span></text:p>
            <text:p text:style-name="P2"><text:span text:style-name="T23"/></text:p>
            <text:p text:style-name="P2"><text:span text:style-name="T23">int numargs[] = {2, 2, 2, 2, 2, 2, </text:span><text:span text:style-name="T35">1</text:span><text:span text:style-name="T23">};</text:span></text:p>
            <text:p text:style-name="P2"><text:span text:style-name="T23"/></text:p>
            <text:p text:style-name="P2"><text:span text:style-name="T22">One other change needs to be made - what is it?</text:span></text:p>
            <text:p text:style-name="P2"><text:span text:style-name="T22"/></text:p>
            <text:p text:style-name="P2"><text:span text:style-name="T22">Then we use the information in numargs[] to see if we need a second number, which we don't in this case :-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2"><text:span text:style-name="T32"/></text:p>
            <text:p text:style-name="P2"><text:span text:style-name="T33"/></text:p>
            <text:p text:style-name="P2"><text:span text:style-name="T33"><text:tab/></text:span><text:span text:style-name="T33"><text:tab/></text:span><text:span text:style-name="T33"><text:tab/></text:span><text:span text:style-name="T33"> <text:s text:c="4"/></text:span><text:span text:style-name="T33">printf("Operation: ");</text:span></text:p>
            <text:p text:style-name="P2"><text:span text:style-name="T33"><text:s text:c="12"/></text:span><text:span text:style-name="T33">gets(operation);</text:span></text:p>
            <text:p text:style-name="P2"><text:span text:style-name="T33"/></text:p>
            <text:p text:style-name="P2"><text:span text:style-name="T33"><text:s text:c="12"/></text:span><text:span text:style-name="T33">/* classify the operation */</text:span></text:p>
            <text:p text:style-name="P2"><text:span text:style-name="T33"><text:s text:c="12"/></text:span><text:span text:style-name="T33">/* search through our array of operations, look for a match */</text:span></text:p>
            <text:p text:style-name="P2"><text:span text:style-name="T33"><text:s text:c="12"/></text:span><text:span text:style-name="T33">for (int i = 0; i &lt; numberOfOps; i++) {</text:span></text:p>
            <text:p text:style-name="P2"><text:span text:style-name="T33"><text:s text:c="16"/></text:span><text:span text:style-name="T33">if (strcmp(operation, opStrings[i]) == 0) {</text:span></text:p>
            <text:p text:style-name="P2"><text:span text:style-name="T33"><text:s text:c="20"/></text:span><text:span text:style-name="T33">theOperation = opsList[i];</text:span></text:p>
            <text:p text:style-name="P2"><text:span text:style-name="T33"><text:s text:c="20"/></text:span><text:span text:style-name="T33">/* save the number of args that this op takes */</text:span></text:p>
            <text:p text:style-name="P2"><text:span text:style-name="T33"><text:s text:c="20"/></text:span><text:span text:style-name="T33">numberOfArgs = numargs[i];</text:span></text:p>
            <text:p text:style-name="P2"><text:span text:style-name="T33"><text:s text:c="20"/></text:span><text:span text:style-name="T33">break;</text:span></text:p>
            <text:p text:style-name="P2"><text:span text:style-name="T33"><text:s text:c="16"/></text:span><text:span text:style-name="T33">}</text:span></text:p>
            <text:p text:style-name="P2"><text:span text:style-name="T33"><text:s text:c="12"/></text:span><text:span text:style-name="T33">}</text:span></text:p>
            <text:p text:style-name="P2"><text:span text:style-name="T33"/></text:p>
            <text:p text:style-name="P2"><text:span text:style-name="T33"><text:s text:c="12"/></text:span><text:span text:style-name="T33">if (theOperation == NONE) {</text:span></text:p>
            <text:p text:style-name="P2"><text:span text:style-name="T33"><text:s text:c="16"/></text:span><text:span text:style-name="T33">printf("That operation %s isn't known.\n", operation);</text:span></text:p>
            <text:p text:style-name="P2"><text:span text:style-name="T33"><text:s text:c="16"/></text:span><text:span text:style-name="T33">break;</text:span></text:p>
            <text:p text:style-name="P2"><text:span text:style-name="T33"><text:s text:c="12"/></text:span><text:span text:style-name="T33">}</text:span></text:p>
            <text:p text:style-name="P2"><text:span text:style-name="T33"/></text:p>
            <text:p text:style-name="P2"><text:span text:style-name="T33"><text:s text:c="12"/></text:span><text:span text:style-name="T34">/* if we need another number, ask for it */</text:span></text:p>
            <text:p text:style-name="P2"><text:span text:style-name="T34"><text:s text:c="12"/></text:span><text:span text:style-name="T34">if (numberOfArgs == 2) {</text:span></text:p>
            <text:p text:style-name="P2"><text:span text:style-name="T34"><text:s text:c="16"/></text:span><text:span text:style-name="T34">printf("Number2: ");</text:span></text:p>
            <text:p text:style-name="P2"><text:span text:style-name="T34"><text:s text:c="16"/></text:span><text:span text:style-name="T34">gets(buffer);</text:span></text:p>
            <text:p text:style-name="P2"><text:span text:style-name="T34"><text:s text:c="16"/></text:span><text:span text:style-name="T34">if (strlen(buffer) == 0) {</text:span></text:p>
            <text:p text:style-name="P2"><text:span text:style-name="T34"><text:s text:c="20"/></text:span><text:span text:style-name="T34">printf("no number input - quitting\n");</text:span></text:p>
            <text:p text:style-name="P2"><text:span text:style-name="T34"><text:s text:c="20"/></text:span><text:span text:style-name="T34">break;</text:span></text:p>
            <text:p text:style-name="P2"><text:span text:style-name="T34"><text:s text:c="16"/></text:span><text:span text:style-name="T34">}</text:span></text:p>
            <text:p text:style-name="P2"><text:span text:style-name="T34"><text:s text:c="16"/></text:span><text:span text:style-name="T34">number2 = strtol(buffer, NULL, 10);</text:span></text:p>
            <text:p text:style-name="P2"><text:span text:style-name="T34"><text:s text:c="12"/></text:span><text:span text:style-name="T34">}</text:span></text:p>
            <text:p text:style-name="P2"><text:span text:style-name="T3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2"><text:span text:style-name="T22">Lastly, </text:span></text:p>
            <text:p text:style-name="P2"><text:span text:style-name="T22"/></text:p>
            <text:p text:style-name="P2"><text:span text:style-name="T22">We add a clause to the big switch/case statement to invoke it :-</text:span></text:p>
            <text:p text:style-name="P2"><text:span text:style-name="T22"/></text:p>
            <text:p text:style-name="P2"><text:span text:style-name="T32"/></text:p>
            <text:p text:style-name="P2"><text:span text:style-name="T32"/></text:p>
            <text:p text:style-name="P2"><text:span text:style-name="T32"><text:s text:c="16"/></text:span><text:span text:style-name="T32">case POWER:</text:span></text:p>
            <text:p text:style-name="P2"><text:span text:style-name="T32"><text:s text:c="20"/></text:span><text:span text:style-name="T32">printf("%ld ^ %ld = ", number1, number2);</text:span></text:p>
            <text:p text:style-name="P2"><text:span text:style-name="T32"><text:s text:c="20"/></text:span><text:span text:style-name="T32">long temp = powerl(number1, number2);</text:span></text:p>
            <text:p text:style-name="P2"><text:span text:style-name="T32"><text:s text:c="20"/></text:span><text:span text:style-name="T32">if (temp == -1)</text:span></text:p>
            <text:p text:style-name="P2"><text:span text:style-name="T32"><text:s text:c="24"/></text:span><text:span text:style-name="T32">printf("Error\n");</text:span></text:p>
            <text:p text:style-name="P2"><text:span text:style-name="T32"><text:s text:c="20"/></text:span><text:span text:style-name="T32">else</text:span></text:p>
            <text:p text:style-name="P2"><text:span text:style-name="T32"><text:s text:c="24"/></text:span><text:span text:style-name="T32">printf("%ld\n", temp);</text:span></text:p>
            <text:p text:style-name="P2"><text:span text:style-name="T32"><text:s text:c="20"/></text:span><text:span text:style-name="T32">break;</text:span></text:p>
            <text:p text:style-name="P2"><text:span text:style-name="T32"/></text:p>
            <text:p text:style-name="P2"><text:span text:style-name="T36"><text:s text:c="16"/></text:span><text:span text:style-name="T36">case FACT:</text:span></text:p>
            <text:p text:style-name="P2"><text:span text:style-name="T36"><text:s text:c="20"/></text:span><text:span text:style-name="T36">/* need a &lt; 0 trap */</text:span></text:p>
            <text:p text:style-name="P2"><text:span text:style-name="T36"><text:s text:c="20"/></text:span><text:span text:style-name="T36">printf("%ld! = %ld\n", number1, factorial(number1));</text:span></text:p>
            <text:p text:style-name="P2"><text:span text:style-name="T36"><text:s text:c="20"/></text:span><text:span text:style-name="T36">break;</text:span></text:p>
            <text:p text:style-name="P2"><text:span text:style-name="T37"/></text:p>
            <text:p text:style-name="P2"><text:span text:style-name="T2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2"><text:span text:style-name="T25">Problems of enums</text:span><text:span text:style-name="T22"> </text:span></text:p>
            <text:p text:style-name="P2"><text:span text:style-name="T22"/></text:p>
            <text:p text:style-name="P2"><text:span text:style-name="T22">Enums allow you to specify half of a data type - the values that your type can have.</text:span></text:p>
            <text:p text:style-name="P2"><text:span text:style-name="T22"/></text:p>
            <text:p text:style-name="P2"><text:span text:style-name="T22">But we can't define new operations in C,</text:span></text:p>
            <text:p text:style-name="P2"><text:span text:style-name="T22"/></text:p>
            <text:p text:style-name="P2"><text:span text:style-name="T22">You can't say s1 + s2 and have it mean “join two strings together”</text:span></text:p>
            <text:p text:style-name="P2"><text:span text:style-name="T22"/></text:p>
            <text:p text:style-name="P2"><text:span text:style-name="T22">We can fudge things a bit, and use functions :-</text:span></text:p>
            <text:p text:style-name="P2"><text:span text:style-name="T22"/></text:p>
            <text:p text:style-name="P2"><text:span text:style-name="T22">longString = concatenate(string1, string2)</text:span></text:p>
            <text:p text:style-name="P2"><text:span text:style-name="T37"/></text:p>
            <text:p text:style-name="P2"><text:span text:style-name="T22">We also can't directly print enums, if we wanted to go back to our Colour example</text:span></text:p>
            <text:p text:style-name="P2"><text:span text:style-name="T22"/></text:p>
            <text:p><text:span text:style-name="T16">enum Colours {Red, Orange, Yellow, Green, Blue, Indigo, Violet};</text:span></text:p>
            <text:p text:style-name="P2"><text:span text:style-name="T16">enum Colours textColour = Red;</text:span></text:p>
            <text:p text:style-name="P2"><text:span text:style-name="T16"/></text:p>
            <text:p text:style-name="P2"><text:span text:style-name="T22">We can't print textColour, we'd have to define a function to do it :-</text:span></text:p>
            <text:p text:style-name="P2"><text:span text:style-name="T22"/></text:p>
            <text:p text:style-name="P2"><text:span text:style-name="T2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2">
        <office:forms form:automatic-focus="false" form:apply-design-mode="false"/>
        <draw:frame presentation:style-name="pr8" draw:text-style-name="P7" draw:layer="layout" svg:width="25.199cm" svg:height="16.255cm" svg:x="1.4cm" svg:y="0.837cm" presentation:class="subtitle" presentation:user-transformed="true">
          <draw:text-box>
            <text:p text:style-name="P7"><text:span text:style-name="T16">void printColour(enum Colours aColour) {</text:span></text:p>
            <text:p text:style-name="P3"><text:span text:style-name="T16"/></text:p>
            <text:p text:style-name="P3"><text:span text:style-name="T16">switch (aColour) {</text:span></text:p>
            <text:p text:style-name="P3"><text:span text:style-name="T16"/></text:p>
            <text:p text:style-name="P3"><text:span text:style-name="T16"><text:s text:c="3"/></text:span><text:span text:style-name="T16">case RED: </text:span></text:p>
            <text:p text:style-name="P3"><text:span text:style-name="T16"><text:s text:c="10"/></text:span><text:span text:style-name="T16">printf(“Red”);</text:span></text:p>
            <text:p text:style-name="P3"><text:span text:style-name="T16"><text:s/></text:span><text:span text:style-name="T16"><text:tab/></text:span><text:span text:style-name="T16"> <text:s text:c="6"/></text:span><text:span text:style-name="T16">break;</text:span></text:p>
            <text:p text:style-name="P3"><text:span text:style-name="T16"><text:s text:c="3"/></text:span><text:span text:style-name="T16">case GREEN: </text:span></text:p>
            <text:p text:style-name="P3"><text:span text:style-name="T16"><text:s text:c="10"/></text:span><text:span text:style-name="T16">printf(“Green”);</text:span></text:p>
            <text:p text:style-name="P3"><text:span text:style-name="T16"><text:s/></text:span><text:span text:style-name="T16"><text:tab/></text:span><text:span text:style-name="T16"> <text:s text:c="6"/></text:span><text:span text:style-name="T16">break;</text:span></text:p>
            <text:p text:style-name="P3"><text:span text:style-name="T16"><text:s text:c="3"/></text:span><text:span text:style-name="T16">case BLUE: </text:span></text:p>
            <text:p text:style-name="P3"><text:span text:style-name="T16"><text:s text:c="10"/></text:span><text:span text:style-name="T16">printf(“Blue”);</text:span></text:p>
            <text:p text:style-name="P3"><text:span text:style-name="T16"><text:s/></text:span><text:span text:style-name="T16"><text:tab/></text:span><text:span text:style-name="T16"> <text:s text:c="6"/></text:span><text:span text:style-name="T16">break;</text:span></text:p>
            <text:p text:style-name="P3"><text:span text:style-name="T16"><text:s text:c="3"/></text:span><text:span text:style-name="T16">case Orange:</text:span></text:p>
            <text:p text:style-name="P3"><text:span text:style-name="T16"><text:s text:c="10"/></text:span><text:span text:style-name="T16">printf(“Orange”);</text:span></text:p>
            <text:p text:style-name="P3"><text:span text:style-name="T16"><text:s/></text:span><text:span text:style-name="T16"><text:tab/></text:span><text:span text:style-name="T16"> <text:s text:c="6"/></text:span><text:span text:style-name="T16">break;</text:span></text:p>
            <text:p text:style-name="P3"><text:span text:style-name="T16"><text:s text:c="4"/></text:span><text:span text:style-name="T16">}</text:span></text:p>
            <text:p text:style-name="P3"><text:span text:style-name="T1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2.179cm" svg:x="1.4cm" svg:y="4.914cm" presentation:class="outline" presentation:user-transformed="true">
          <draw:text-box>
            <text:p text:style-name="P2"><text:span text:style-name="T22">If we wanted to define a new composite type, e.g. a complex number...</text:span></text:p>
            <text:p text:style-name="P2"><text:span text:style-name="T22">complex numbers have two parts - they're composed of two floating-point numbers.</text:span></text:p>
            <text:p text:style-name="P2"><text:span text:style-name="T22"/></text:p>
            <text:p text:style-name="P2"><text:span text:style-name="T22">a real, and imaginary part.</text:span></text:p>
            <text:p text:style-name="P2"><text:span text:style-name="T22"/></text:p>
            <text:p text:style-name="P2"><text:span text:style-name="T22">We can't use an enum for thi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Last Slide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p text:style-name="P2"><text:span text:style-name="T32"/></text:p>
            <text:p text:style-name="P2"><text:span text:style-name="T32"/></text:p>
            <text:p text:style-name="P2"><text:span text:style-name="T32"/></text:p>
            <text:p text:style-name="P2"><text:span text:style-name="T32">The END;</text:span></text:p>
            <text:p text:style-name="P2"><text:span text:style-name="T32">My code is on next slide, version 8.</text:span></text:p>
            <text:p text:style-name="P2"><text:span text:style-name="T32"/></text:p>
            <text:p text:style-name="P2"><text:span text:style-name="T32"/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4cm" svg:height="18.2cm" svg:x="1.4cm" svg:y="1.4cm" presentation:class="subtitle" presentation:user-transformed="true">
          <draw:text-box>
            <text:p text:style-name="P1"><text:span text:style-name="T6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9" draw:text-style-name="P4" draw:layer="layout" svg:width="25.4cm" svg:height="18.2cm" svg:x="1.4cm" svg:y="1.4cm" presentation:class="subtitle" presentation:user-transformed="true">
          <draw:text-box>
            <text:p text:style-name="P2"><text:span text:style-name="T22">This is an array of strings. <text:s/>Because each string is an array of characters, what we end up with is a </text:span><text:span text:style-name="T25">two</text:span><text:span text:style-name="T22">-dimensional array of characters.</text:span></text:p>
            <text:p text:style-name="P2"><text:span text:style-name="T4"/></text:p>
            <text:p text:style-name="P2"><text:span text:style-name="T23"><text:s text:c="4"/></text:span><text:span text:style-name="T23">char opStrings[][4] = {"add", "-", "*", "/", "%", "^"};</text:span></text:p>
            <text:p text:style-name="P2"><text:span text:style-name="T38"/></text:p>
            <text:p text:style-name="P2"><text:span text:style-name="T22">C stores this kind of array like this in memory :-</text:span></text:p>
            <text:p text:style-name="P2"><text:span text:style-name="T4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><text:s text:c="3"/></text:span><text:span text:style-name="T22">0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4</text:span><text:span text:style-name="T22"><text:tab/></text:span><text:span text:style-name="T22"><text:tab/></text:span><text:span text:style-name="T22"><text:tab/></text:span><text:span text:style-name="T22"><text:tab/></text:span><text:span text:style-name="T22"> <text:s text:c="4"/>8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/>12</text:span></text:p>
            <text:p text:style-name="P2"><text:span text:style-name="T22"><text:s text:c="2"/></text:span><text:span text:style-name="T22"><text:tab/></text:span><text:span text:style-name="T22"><text:tab/></text:span><text:span text:style-name="T22"><text:tab/></text:span></text:p>
            <text:p text:style-name="P2"><text:span text:style-name="T22"><text:tab/></text:span><text:span text:style-name="T22">opStrings[0]</text:span><text:span text:style-name="T22"><text:tab/></text:span><text:span text:style-name="T22"><text:tab/></text:span><text:span text:style-name="T22"><text:tab/></text:span><text:span text:style-name="T22">opStrings[1]</text:span><text:span text:style-name="T22"><text:tab/></text:span><text:span text:style-name="T22"><text:tab/></text:span><text:span text:style-name="T22">opStrings[2]</text:span><text:span text:style-name="T22"><text:tab/></text:span><text:span text:style-name="T22"><text:tab/></text:span><text:span text:style-name="T22"><text:tab/></text:span><text:span text:style-name="T22">opStrings[3]</text:span><text:span text:style-name="T22"><text:tab/></text:span><text:span text:style-name="T22"><text:tab/></text:span><text:span text:style-name="T22">...</text:span></text:p>
            <text:p text:style-name="P2"><text:span text:style-name="T22"/></text:p>
            <text:p text:style-name="P2"><text:span text:style-name="T22"/></text:p>
            <text:p text:style-name="P2"><text:span text:style-name="T22">We need to tell it how long each element is so that it can place the next bit in memory in the right place.</text:span></text:p>
            <text:p text:style-name="P2"><text:span text:style-name="T22"/></text:p>
            <text:p text:style-name="P2"><text:span text:style-name="T22">The array elements are fixed length, you can see that in this case we couldn't change the size of any without having to move all of the others around.</text:span></text:p>
            <text:p text:style-name="P2"><text:span text:style-name="T22"/></text:p>
            <text:p text:style-name="P2"><text:span text:style-name="T22">That's why we have to specify something like 4 as the size of a box.</text:span></text:p>
          </draw:text-box>
        </draw:frame>
        <draw:frame presentation:style-name="pr11" draw:layer="layout" svg:width="25.199cm" svg:height="3.506cm" svg:x="1.4cm" svg:y="0.837cm" presentation:class="title" presentation:user-transformed="true">
          <draw:text-box>
            <text:p>Spare;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2"><text:span text:style-name="T39">Future: Adding error handling</text:span></text:p>
            <text:p text:style-name="P2"><text:span text:style-name="T40"/></text:p>
            <text:p text:style-name="P2"><text:span text:style-name="T33"/></text:p>
            <text:p text:style-name="P2"><text:span text:style-name="T31">We declare a global variable called errorNumber</text:span></text:p>
            <text:p text:style-name="P2"><text:span text:style-name="T31"/></text:p>
            <text:p text:style-name="P2"><text:span text:style-name="T31">and some different kinds of errors </text:span></text:p>
            <text:p text:style-name="P2"><text:span text:style-name="T31"/></text:p>
            <text:p text:style-name="P2"><text:span text:style-name="T32">enum Errors {NO_ERROR, ERROR, DIV_ZERO, OVERFLOW };</text:span></text:p>
            <text:p text:style-name="P2"><text:span text:style-name="T32"/></text:p>
            <text:p text:style-name="P2"><text:span text:style-name="T32">Each function then sets errorNumber if an error happens</text:span></text:p>
            <text:p text:style-name="P2"><text:span text:style-name="T32">&gt;&gt;&gt;&gt;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2"><text:span text:style-name="T39">Future: Adding a sqrt() function</text:span></text:p>
            <text:p text:style-name="P2"><text:span text:style-name="T41"/></text:p>
            <text:p text:style-name="P2"><text:span text:style-name="T40">Because of the changes that we've made, this is quite easy.</text:span></text:p>
            <text:p text:style-name="P2"><text:span text:style-name="T40"/></text:p>
            <text:p text:style-name="P2"><text:span text:style-name="T40">We define a new operation, say SQRT.</text:span></text:p>
            <text:p text:style-name="P2"><text:span text:style-name="T40">A symbol (a word or character) to represent it, say “sqrt”</text:span></text:p>
            <text:p text:style-name="P2"><text:span text:style-name="T40">The number of arguments it takes - that's 1.</text:span></text:p>
            <text:p text:style-name="P2"><text:span text:style-name="T40"/></text:p>
            <text:p text:style-name="P2"><text:span text:style-name="T40">We </text:span></text:p>
            <text:p text:style-name="P2"><text:span text:style-name="T40"/></text:p>
            <text:p text:style-name="P2"><text:span text:style-name="T40"><text:tab/></text:span><text:span text:style-name="T40">add those to the arrays at the beginning of the program, then</text:span></text:p>
            <text:p text:style-name="P2"><text:span text:style-name="T40"/></text:p>
            <text:p text:style-name="P2"><text:span text:style-name="T40"><text:tab/></text:span><text:span text:style-name="T40">add a case clause that calls the right function.</text:span></text:p>
            <text:p text:style-name="P2"><text:span text:style-name="T40"/></text:p>
            <text:p text:style-name="P2"><text:span text:style-name="T40"><text:tab/></text:span><text:span text:style-name="T40">Oh, we haven't written it yet …</text:span></text:p>
            <text:p text:style-name="P2"><text:span text:style-name="T40"/></text:p>
            <text:p text:style-name="P2"><text:span text:style-name="T40"/></text:p>
            <text:p text:style-name="P2"><text:span text:style-name="T40">&gt;&gt;&gt;&gt;&gt;</text:span></text:p>
            <text:p text:style-name="P2"><text:span text:style-name="T40"/></text:p>
            <text:p text:style-name="P2"><text:span text:style-name="T40"/></text:p>
            <text:p text:style-name="P2"><text:span text:style-name="T40"/></text:p>
            <text:p text:style-name="P2"><text:span text:style-name="T32"/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2"><text:span text:style-name="T39">Future: Adding a “last answer” facility</text:span></text:p>
            <text:p text:style-name="P2"><text:span text:style-name="T41"/></text:p>
            <text:p text:style-name="P2"><text:span text:style-name="T40"/></text:p>
            <text:p text:style-name="P2"><text:span text:style-name="T40">&gt;&gt;&gt;&gt;</text:span></text:p>
            <text:p text:style-name="P2"><text:span text:style-name="T40"/></text:p>
            <text:p text:style-name="P2"><text:span text:style-name="T40"/></text:p>
            <text:p text:style-name="P2"><text:span text:style-name="T40"/></text:p>
            <text:p text:style-name="P2"><text:span text:style-name="T32"/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2"><text:span text:style-name="T39">Refactoring the case statement</text:span></text:p>
            <text:p text:style-name="P2"><text:span text:style-name="T41"/></text:p>
            <text:p text:style-name="P2"><text:span text:style-name="T40">There is an awful lot of duplicated code in the case statement.</text:span></text:p>
            <text:p text:style-name="P2"><text:span text:style-name="T40"/></text:p>
            <text:p text:style-name="P2"><text:span text:style-name="T40">We can tidy it up by moving some things out of it.</text:span></text:p>
            <text:p text:style-name="P2"><text:span text:style-name="T40"/></text:p>
            <text:p text:style-name="P2"><text:span text:style-name="T40"/></text:p>
            <text:p text:style-name="P2"><text:span text:style-name="T40"/></text:p>
            <text:p text:style-name="P2"><text:span text:style-name="T40">&gt;&gt;&gt;&gt;</text:span></text:p>
            <text:p text:style-name="P2"><text:span text:style-name="T40"/></text:p>
            <text:p text:style-name="P2"><text:span text:style-name="T40"/></text:p>
            <text:p text:style-name="P2"><text:span text:style-name="T32"/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Arial3" svg:font-family="Arial" style:font-pitch="variable"/>
    <style:font-face style:name="Courier 10 Pitch" svg:font-family="'Courier 10 Pitch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6-02-21T19:24:31</meta:creation-date>
    <dc:date>2016-10-12T20:22:29.994879408</dc:date>
    <dc:creator>Mark Woodrow</dc:creator>
    <meta:editing-duration>P3DT17H51M41S</meta:editing-duration>
    <meta:editing-cycles>67</meta:editing-cycles>
    <meta:generator>LibreOffice/4.2.8.2$Linux_x86 LibreOffice_project/420m0$Build-2</meta:generator>
    <meta:document-statistic meta:object-count="140"/>
  </office:meta>
</office:document-meta>
</file>